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547in"/>
    </style:style>
    <style:style style:name="co3" style:family="table-column">
      <style:table-column-properties fo:break-before="auto" style:column-width="1.3764in"/>
    </style:style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2.6209in"/>
    </style:style>
    <style:style style:name="co7" style:family="table-column">
      <style:table-column-properties fo:break-before="auto" style:column-width="2.3874in"/>
    </style:style>
    <style:style style:name="co8" style:family="table-column">
      <style:table-column-properties fo:break-before="auto" style:column-width="1.1138in"/>
    </style:style>
    <style:style style:name="co9" style:family="table-column">
      <style:table-column-properties fo:break-before="auto" style:column-width="1.280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3339in" fo:break-before="auto" style:use-optimal-row-height="true"/>
    </style:style>
    <style:style style:name="ro6" style:family="table-row">
      <style:table-row-properties style:row-height="0.5772in" fo:break-before="auto" style:use-optimal-row-height="false"/>
    </style:style>
    <style:style style:name="ro7" style:family="table-row">
      <style:table-row-properties style:row-height="0.8193in" fo:break-before="auto" style:use-optimal-row-height="false"/>
    </style:style>
    <style:style style:name="ro8" style:family="table-row">
      <style:table-row-properties style:row-height="0.711in" fo:break-before="auto" style:use-optimal-row-height="false"/>
    </style:style>
    <style:style style:name="ro9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border="none"/>
      <style:text-properties style:font-name="Times New Roman" fo:font-weight="bold" style:font-weight-asian="bold" style:font-weight-complex="bold"/>
    </style:style>
    <style:style style:name="ce1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008in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7" style:family="table-cell" style:parent-style-name="Default" style:data-style-name="N0">
      <style:text-properties style:font-name="Times New Roman"/>
    </style:style>
    <style:style style:name="ce9" style:family="table-cell" style:parent-style-name="Default">
      <style:table-cell-properties fo:background-color="#ffffff" fo:border="none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ackground-color="#ff0066"/>
      <style:text-properties style:font-name="Times New Roman"/>
    </style:style>
    <style:style style:name="ce11" style:family="table-cell" style:parent-style-name="Default">
      <style:table-cell-properties fo:background-color="#ffffff"/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/>
    </style:style>
    <style:style style:name="ce13" style:family="table-cell" style:parent-style-name="Default">
      <style:table-cell-properties fo:border="0.0008in solid #000000"/>
      <style:text-properties style:font-name="Times New Roman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15" style:family="table-cell" style:parent-style-name="Default">
      <style:table-cell-properties fo:border="none"/>
      <style:text-properties style:font-name="Times New Roman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Times New Roman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17" style:family="table-cell" style:parent-style-name="Default">
      <style:table-cell-properties fo:background-color="#ffff00" fo:border="0.0008in solid #000000"/>
      <style:text-properties style:font-name="Times New Roman"/>
    </style:style>
    <style:style style:name="ce18" style:family="table-cell" style:parent-style-name="Default">
      <style:table-cell-properties fo:background-color="#ffffff" fo:border="none"/>
      <style:text-properties style:font-name="Times New Roman"/>
    </style:style>
    <style:style style:name="ce19" style:family="table-cell" style:parent-style-name="Default">
      <style:table-cell-properties fo:background-color="#ff0066" fo:border="none"/>
      <style:text-properties style:font-name="Times New Roman"/>
    </style:style>
    <style:style style:name="ce20" style:family="table-cell" style:parent-style-name="Default">
      <style:table-cell-properties fo:background-color="#ff0066" style:text-align-source="fix" style:repeat-content="false"/>
      <style:paragraph-properties fo:text-align="start" fo:margin-left="0in"/>
      <style:text-properties style:font-name="Times New Roman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Times New Roman"/>
    </style:style>
    <style:style style:name="ce2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weight="bold" style:font-weight-asian="bold" style:font-weight-complex="bold"/>
    </style:style>
    <style:style style:name="ce23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Times New Roman" fo:font-weight="normal" style:font-weight-asian="normal" style:font-weight-complex="normal"/>
    </style:style>
    <style:style style:name="ce26" style:family="table-cell" style:parent-style-name="Default">
      <style:table-cell-properties fo:background-color="#ff0066"/>
      <style:text-properties style:font-name="Times New Roman" fo:font-weight="normal" style:font-weight-asian="normal" style:font-weight-complex="normal"/>
    </style:style>
    <style:style style:name="ce27" style:family="table-cell" style:parent-style-name="Default">
      <style:table-cell-properties fo:background-color="#ffff66" fo:border="0.0008in solid #000000"/>
      <style:text-properties style:font-name="Times New Roman"/>
    </style:style>
    <style:style style:name="ce28" style:family="table-cell" style:parent-style-name="Default">
      <style:table-cell-properties fo:background-color="#ff0066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text-position="super 65%"/>
    </style:style>
    <style:style style:name="T2" style:family="text">
      <style:text-properties style:text-position="sub 60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</office:automatic-styles>
  <office:body>
    <office:spreadsheet>
      <table:table table:name="Read me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Algorithm for determination of pressure drop for flow through pipes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bjective</text:p>
          </table:table-cell>
        </table:table-row>
        <table:table-row table:style-name="ro1">
          <table:table-cell office:value-type="string">
            <text:p>Compute pressure drop for fluid flow through pipes over a range of mass flow rates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Assumptions</text:p>
          </table:table-cell>
        </table:table-row>
        <table:table-row table:style-name="ro1">
          <table:table-cell office:value-type="string">
            <text:p>Steady state flow.</text:p>
          </table:table-cell>
        </table:table-row>
        <table:table-row table:style-name="ro1">
          <table:table-cell office:value-type="string">
            <text:p>Constant physical properties for the fluids.</text:p>
          </table:table-cell>
        </table:table-row>
        <table:table-row table:style-name="ro1">
          <table:table-cell office:value-type="string">
            <text:p>S.I. System of units is followed by default.</text:p>
          </table:table-cell>
        </table:table-row>
        <table:table-row table:style-name="ro1">
          <table:table-cell office:value-type="string">
            <text:p>Pressure drop is calculated based on the Darcy friction factor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Inputs</text:p>
          </table:table-cell>
        </table:table-row>
        <table:table-row table:style-name="ro1">
          <table:table-cell office:value-type="string">
            <text:p>Fluid properties ρ,μ</text:p>
          </table:table-cell>
        </table:table-row>
        <table:table-row table:style-name="ro1">
          <table:table-cell office:value-type="string">
            <text:p>Pipe D,l,ε/D</text:p>
          </table:table-cell>
        </table:table-row>
        <table:table-row table:style-name="ro1">
          <table:table-cell office:value-type="string">
            <text:p>Operating conditions: given volumetric flowrate Q.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>
            <text:p>Outputs</text:p>
          </table:table-cell>
        </table:table-row>
        <table:table-row table:style-name="ro1">
          <table:table-cell office:value-type="string">
            <text:p>Pressure drop ΔP.</text:p>
          </table:table-cell>
        </table:table-row>
        <table:table-row table:style-name="ro1">
          <table:table-cell office:value-type="string">
            <text:p>Head of air h.</text:p>
          </table:table-cell>
        </table:table-row>
      </table:table>
      <table:table table:name="Input" table:style-name="ta1" table:print="false">
        <table:table-column table:style-name="co3" table:default-cell-style-name="ce2"/>
        <table:table-column table:style-name="co2" table:number-columns-repeated="3" table:default-cell-style-name="ce2"/>
        <table:table-column table:style-name="co2" table:default-cell-style-name="Default"/>
        <table:table-row table:style-name="ro2">
          <table:table-cell table:style-name="ce4" office:value-type="string">
            <text:p>Input</text:p>
          </table:table-cell>
          <table:table-cell table:number-columns-repeated="3"/>
          <table:table-cell table:style-name="ce2"/>
        </table:table-row>
        <table:table-row table:style-name="ro3">
          <table:table-cell office:value-type="string">
            <text:p>Volumetric flowrate</text:p>
          </table:table-cell>
          <table:table-cell table:style-name="ce5" office:value-type="string">
            <text:p>Q</text:p>
          </table:table-cell>
          <table:table-cell table:style-name="ce5" office:value-type="float" office:value="1">
            <text:p>1</text:p>
          </table:table-cell>
          <table:table-cell office:value-type="string">
            <text:p>m<text:span text:style-name="T1">3</text:span>/s</text:p>
          </table:table-cell>
          <table:table-cell table:style-name="ce2"/>
        </table:table-row>
        <table:table-row table:style-name="ro1">
          <table:table-cell office:value-type="string">
            <text:p>Diameter of the pipe</text:p>
          </table:table-cell>
          <table:table-cell office:value-type="string">
            <text:p>D</text:p>
          </table:table-cell>
          <table:table-cell table:style-name="ce5" office:value-type="float" office:value="14">
            <text:p>14</text:p>
          </table:table-cell>
          <table:table-cell office:value-type="string">
            <text:p>m</text:p>
          </table:table-cell>
          <table:table-cell table:style-name="ce2"/>
        </table:table-row>
        <table:table-row table:style-name="ro1">
          <table:table-cell office:value-type="string">
            <text:p>Lenght of the pipe</text:p>
          </table:table-cell>
          <table:table-cell office:value-type="string">
            <text:p>l</text:p>
          </table:table-cell>
          <table:table-cell table:style-name="ce5" office:value-type="float" office:value="9">
            <text:p>9</text:p>
          </table:table-cell>
          <table:table-cell office:value-type="string">
            <text:p>m</text:p>
          </table:table-cell>
          <table:table-cell table:style-name="ce2"/>
        </table:table-row>
        <table:table-row table:style-name="ro3">
          <table:table-cell office:value-type="string">
            <text:p>Density of air</text:p>
          </table:table-cell>
          <table:table-cell office:value-type="string">
            <text:p>ρ</text:p>
          </table:table-cell>
          <table:table-cell table:style-name="ce5" office:value-type="float" office:value="1.01">
            <text:p>1.01</text:p>
          </table:table-cell>
          <table:table-cell table:style-name="ce7" office:value-type="string">
            <text:p>kg/m<text:span text:style-name="T1">3</text:span></text:p>
          </table:table-cell>
          <table:table-cell table:style-name="ce2"/>
        </table:table-row>
        <table:table-row table:style-name="ro1">
          <table:table-cell office:value-type="string">
            <text:p>Viscosity of air</text:p>
          </table:table-cell>
          <table:table-cell office:value-type="string">
            <text:p>μ</text:p>
          </table:table-cell>
          <table:table-cell table:style-name="ce6" office:value-type="float" office:value="0.00001">
            <text:p>1E-5</text:p>
          </table:table-cell>
          <table:table-cell office:value-type="string">
            <text:p>Pas</text:p>
          </table:table-cell>
          <table:table-cell table:style-name="ce2"/>
        </table:table-row>
        <table:table-row table:style-name="ro1">
          <table:table-cell office:value-type="string">
            <text:p>Roughness factor</text:p>
          </table:table-cell>
          <table:table-cell office:value-type="string">
            <text:p>ε/D</text:p>
          </table:table-cell>
          <table:table-cell table:style-name="ce6" office:value-type="float" office:value="0.002">
            <text:p>2E-3</text:p>
          </table:table-cell>
          <table:table-cell office:value-type="string">
            <text:p>-</text:p>
          </table:table-cell>
          <table:table-cell table:style-name="ce2"/>
        </table:table-row>
        <table:table-row table:style-name="ro1" table:number-rows-repeated="2">
          <table:table-cell table:number-columns-repeated="4"/>
          <table:table-cell table:style-name="ce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alculation" table:style-name="ta1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2" table:number-columns-repeated="7" table:default-cell-style-name="Default"/>
        <table:table-row table:style-name="ro1">
          <table:table-cell table:style-name="ce1" office:value-type="string">
            <text:p>Given data</text:p>
          </table:table-cell>
          <table:table-cell/>
          <table:table-cell table:style-name="ce5"/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table:style-name="ce9"/>
          <table:table-cell/>
          <table:table-cell table:style-name="ce5"/>
          <table:table-cell table:number-columns-repeated="9"/>
        </table:table-row>
        <table:table-row table:style-name="ro1">
          <table:table-cell office:value-type="string">
            <text:p>Volumetric flowrate</text:p>
          </table:table-cell>
          <table:table-cell table:formula="of:=[Input.B2]" office:value-type="string" office:string-value="Q">
            <text:p>Q</text:p>
          </table:table-cell>
          <table:table-cell table:style-name="ce5" table:formula="of:=500/1000/60" office:value-type="float" office:value="0.00833333333333333">
            <text:p>0.0083333333</text:p>
          </table:table-cell>
          <table:table-cell office:value-type="string">
            <text:p>m3/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6"/>
          <table:table-cell table:number-columns-repeated="9"/>
        </table:table-row>
        <table:table-row table:style-name="ro1">
          <table:table-cell office:value-type="string">
            <text:p>Diameter of the pipe</text:p>
          </table:table-cell>
          <table:table-cell table:formula="of:=[Input.B3]" office:value-type="string" office:string-value="D">
            <text:p>D</text:p>
          </table:table-cell>
          <table:table-cell table:style-name="ce5" table:formula="of:=2*0.0254" office:value-type="float" office:value="0.0508">
            <text:p>0.0508</text:p>
          </table:table-cell>
          <table:table-cell table:formula="of:=[Input.D3]" office:value-type="string" office:string-value="m">
            <text:p>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>
            <text:p>Roughness factor</text:p>
          </table:table-cell>
          <table:table-cell office:value-type="string">
            <text:p>ε/D</text:p>
          </table:table-cell>
          <table:table-cell table:style-name="ce6" table:formula="of:=[Input.C7]" office:value-type="float" office:value="0.002">
            <text:p>2E-3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3">
          <table:table-cell office:value-type="string">
            <text:p>Density of air</text:p>
          </table:table-cell>
          <table:table-cell table:formula="of:=[Input.B5]" office:value-type="string" office:string-value="ρ">
            <text:p>ρ</text:p>
          </table:table-cell>
          <table:table-cell table:style-name="ce5" table:formula="of:=[Input.C5]" office:value-type="float" office:value="1.01">
            <text:p>1.01</text:p>
          </table:table-cell>
          <table:table-cell office:value-type="string">
            <text:p>kg/m<text:span text:style-name="T1">3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>
            <text:p>Viscosity of air</text:p>
          </table:table-cell>
          <table:table-cell office:value-type="string">
            <text:p>μ</text:p>
          </table:table-cell>
          <table:table-cell table:style-name="ce6" table:formula="of:=[Input.C6]" office:value-type="float" office:value="0.00001">
            <text:p>1E-5</text:p>
          </table:table-cell>
          <table:table-cell table:formula="of:=[Input.D6]" office:value-type="string" office:string-value="Pas">
            <text:p>Pa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>
            <text:p>Lenght of the pipe</text:p>
          </table:table-cell>
          <table:table-cell office:value-type="string">
            <text:p>l</text:p>
          </table:table-cell>
          <table:table-cell table:style-name="ce5" office:value-type="float" office:value="15">
            <text:p>15</text:p>
          </table:table-cell>
          <table:table-cell table:formula="of:=[Input.D4]" office:value-type="string" office:string-value="m">
            <text:p>m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style-name="ce1" office:value-type="string">
            <text:p>Calculation</text:p>
          </table:table-cell>
          <table:table-cell/>
          <table:table-cell table:style-name="ce5"/>
          <table:table-cell table:number-columns-repeated="9"/>
        </table:table-row>
        <table:table-row table:style-name="ro1">
          <table:table-cell table:style-name="ce9"/>
          <table:table-cell/>
          <table:table-cell table:style-name="ce5"/>
          <table:table-cell table:number-columns-repeated="9"/>
        </table:table-row>
        <table:table-row table:style-name="ro3">
          <table:table-cell office:value-type="string">
            <text:p>CSA of pipe</text:p>
          </table:table-cell>
          <table:table-cell office:value-type="string">
            <text:p>A</text:p>
          </table:table-cell>
          <table:table-cell table:style-name="ce5" table:formula="of:=PI()*[.C5]*[.C5]/4" office:value-type="float" office:value="0.00202682991638999">
            <text:p>0.0020268299</text:p>
          </table:table-cell>
          <table:table-cell office:value-type="string">
            <text:p>m<text:span text:style-name="T1">2</text:span>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>
            <text:p>velocity </text:p>
          </table:table-cell>
          <table:table-cell office:value-type="string">
            <text:p>v</text:p>
          </table:table-cell>
          <table:table-cell table:style-name="ce5" table:formula="of:=[.C3]/[.C17]" office:value-type="float" office:value="4.11151091956247">
            <text:p>4.1115109196</text:p>
          </table:table-cell>
          <table:table-cell office:value-type="string">
            <text:p>m/s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>
            <text:p>Reynolds number</text:p>
          </table:table-cell>
          <table:table-cell office:value-type="string">
            <text:p>Re</text:p>
          </table:table-cell>
          <table:table-cell table:style-name="ce5" table:formula="of:=[.C9]*[.C19]*[.C5]/[.C11]" office:value-type="float" office:value="21095.3402260911">
            <text:p>21095.3402260911</text:p>
          </table:table-cell>
          <table:table-cell table:style-name="ce5" office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2"/>
          <table:table-cell/>
          <table:table-cell table:number-columns-repeated="9"/>
        </table:table-row>
        <table:table-row table:style-name="ro1">
          <table:table-cell office:value-type="string">
            <text:p>Type of flow</text:p>
          </table:table-cell>
          <table:table-cell office:value-type="string">
            <text:p>-</text:p>
          </table:table-cell>
          <table:table-cell table:style-name="ce17" table:formula="of:=IF([.C21]&lt;2100;&quot;Laminar&quot;;&quot;Turblent&quot;)" office:value-type="string" office:string-value="Turblent">
            <text:p>Turblent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8"/>
          <table:table-cell table:number-columns-repeated="9"/>
        </table:table-row>
        <table:table-row table:style-name="ro1"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24" table:number-columns-repeated="7"/>
        </table:table-row>
        <table:table-row table:style-name="ro1">
          <table:table-cell table:number-columns-repeated="2"/>
          <table:table-cell table:style-name="ce18"/>
          <table:table-cell table:number-columns-repeated="9"/>
        </table:table-row>
        <table:table-row table:style-name="ro1">
          <table:table-cell table:number-columns-repeated="2"/>
          <table:table-cell table:style-name="ce9" office:value-type="string">
            <text:p>Churchil equatio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4">
          <table:table-cell office:value-type="string">
            <text:p>Friction factor</text:p>
          </table:table-cell>
          <table:table-cell office:value-type="string">
            <text:p>f<text:span text:style-name="T2">D</text:span></text:p>
          </table:table-cell>
          <table:table-cell table:style-name="ce5" table:formula="of:=IF(([.C21]&lt;2100);(64/[.C21]);(1/(4*POWER((LOG((0.27*[.C7])+(POWER((7/[.C21]);0.9))));2))))" office:value-type="float" office:value="0.0298699705167652">
            <text:p>0.0298699705</text:p>
          </table:table-cell>
          <table:table-cell office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>
            <text:p>Pressure drop</text:p>
          </table:table-cell>
          <table:table-cell office:value-type="string">
            <text:p>ΔP</text:p>
          </table:table-cell>
          <table:table-cell table:style-name="ce5" table:formula="of:=[.C29]*[.C9]*[.C19]*[.C19]*[.C13]/2/[.C5]" office:value-type="float" office:value="75.2933490258192">
            <text:p>75.2933490258</text:p>
          </table:table-cell>
          <table:table-cell office:value-type="string">
            <text:p>P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office:value-type="string">
            <text:p>Head of air</text:p>
          </table:table-cell>
          <table:table-cell office:value-type="string">
            <text:p>h</text:p>
          </table:table-cell>
          <table:table-cell table:style-name="ce5" table:formula="of:=[.C31]/[.C9]/9.81" office:value-type="float" office:value="7.59917128670675">
            <text:p>7.5991712867</text:p>
          </table:table-cell>
          <table:table-cell office:value-type="string">
            <text:p>m of ai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1">
          <table:table-cell table:style-name="ce10" table:number-columns-repeated="2"/>
          <table:table-cell table:style-name="ce20"/>
          <table:table-cell table:style-name="ce10" table:number-columns-repeated="2"/>
          <table:table-cell table:style-name="ce24" table:number-columns-repeated="7"/>
        </table:table-row>
        <table:table-row table:style-name="ro1"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4" table:number-columns-repeated="7"/>
        </table:table-row>
        <table:table-row table:style-name="ro5">
          <table:table-cell table:number-columns-repeated="2"/>
          <table:table-cell table:style-name="ce22" office:value-type="string">
            <text:p>Newton Raphson method(colebrook equation)</text:p>
          </table:table-cell>
          <table:table-cell table:number-columns-repeated="9"/>
        </table:table-row>
        <table:table-row table:style-name="ro1">
          <table:table-cell/>
          <table:table-cell>
            <draw:frame table:end-cell-address="Calculation.B39" table:end-x="2.5157in" table:end-y="0.4752in" draw:z-index="2" draw:style-name="gr1" draw:text-style-name="P1" svg:width="2.5154in" svg:height="0.4835in" svg:x="0.0004in" svg:y="0.161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22"/>
          <table:table-cell table:number-columns-repeated="9"/>
        </table:table-row>
        <table:table-row table:style-name="ro6">
          <table:table-cell office:value-type="string">
            <text:p>f<text:span text:style-name="T2">D </text:span><text:span text:style-name="T3">function</text:span></text:p>
          </table:table-cell>
          <table:table-cell table:style-name="ce15"/>
          <table:table-cell table:style-name="ce22"/>
          <table:table-cell table:number-columns-repeated="9"/>
        </table:table-row>
        <table:table-row table:style-name="ro1">
          <table:table-cell/>
          <table:table-cell>
            <draw:frame table:end-cell-address="Calculation.B41" table:end-x="2.587in" table:end-y="0.7094in" draw:z-index="3" draw:style-name="gr1" draw:text-style-name="P1" svg:width="2.5866in" svg:height="0.715in" svg:x="0.0004in" svg:y="0.1638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2"/>
          <table:table-cell table:number-columns-repeated="9"/>
        </table:table-row>
        <table:table-row table:style-name="ro7">
          <table:table-cell table:style-name="ce12" office:value-type="string">
            <text:p>First derivative of f<text:span text:style-name="T2">D </text:span><text:span text:style-name="T3">function</text:span></text:p>
          </table:table-cell>
          <table:table-cell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table:style-name="ce22"/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number-columns-repeated="9"/>
        </table:table-row>
        <table:table-row table:style-name="ro8">
          <table:table-cell table:style-name="ce13" office:value-type="string">
            <text:p>Guess f<text:span text:style-name="T2">D</text:span></text:p>
          </table:table-cell>
          <table:table-cell table:style-name="ce13">
            <draw:frame table:end-cell-address="Calculation.B44" table:end-x="2.285in" table:end-y="0.5126in" draw:z-index="0" draw:style-name="gr1" draw:text-style-name="P1" svg:width="2.285in" svg:height="0.4827in" svg:x="0in" svg:y="0.0299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4">
            <draw:frame table:end-cell-address="Calculation.C45" table:end-x="2.3669in" table:end-y="0.0067in" draw:z-index="1" draw:style-name="gr1" draw:text-style-name="P1" svg:width="2.3669in" svg:height="0.715in" svg:x="0in" svg:y="0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3" office:value-type="string">
            <text:p>Estimated f<text:span text:style-name="T2">D</text:span></text:p>
          </table:table-cell>
          <table:table-cell table:style-name="ce13" office:value-type="string">
            <text:p>Tolerance</text:p>
          </table:table-cell>
          <table:table-cell table:number-columns-repeated="7"/>
        </table:table-row>
        <table:table-row table:style-name="ro1">
          <table:table-cell table:style-name="ce14" office:value-type="float" office:value="0.005">
            <text:p>0.005</text:p>
          </table:table-cell>
          <table:table-cell table:style-name="ce14" table:formula="of:=((-2)*LOG(([.$C$7]/3.7)+(2.51/[.$C$21]/SQRT([.A45]))))-(1/SQRT([.A45]))" office:value-type="float" office:value="-8.83610170384875">
            <text:p>-8.8361017038</text:p>
          </table:table-cell>
          <table:table-cell table:style-name="ce14" table:formula="of:=(2.51/(POWER([.A45];1.5)*[.$C$21]*(([.C7]/3.7)+(2.51/[.$C$21]/SQRT([.A45]))))+(1/POWER([.A45];1.5)))" office:value-type="float" office:value="2979.80037664807">
            <text:p>2979.8003766481</text:p>
          </table:table-cell>
          <table:table-cell table:style-name="ce14" table:formula="of:=[.A45]-([.B45]/[.C45])" office:value-type="float" office:value="0.00796533344082208">
            <text:p>0.0079653334</text:p>
          </table:table-cell>
          <table:table-cell table:style-name="ce14" table:formula="of:=ABS([.A45]-[.D45])*100/[.A45]" office:value-type="float" office:value="59.3066688164416">
            <text:p>59.3066688164</text:p>
          </table:table-cell>
          <table:table-cell table:number-columns-repeated="7"/>
        </table:table-row>
        <table:table-row table:style-name="ro1">
          <table:table-cell table:style-name="ce14" table:formula="of:=[.D45]" office:value-type="float" office:value="0.00796533344082208">
            <text:p>0.0079653334</text:p>
          </table:table-cell>
          <table:table-cell table:style-name="ce14" table:formula="of:=((-2)*LOG(([.$C$7]/3.7)+(2.51/[.$C$21]/SQRT([.A46]))))-(1/SQRT([.A46]))" office:value-type="float" office:value="-5.75004743225499">
            <text:p>-5.7500474323</text:p>
          </table:table-cell>
          <table:table-cell table:style-name="ce14" table:formula="of:=(2.51/(POWER([.A46];1.5)*[.$C$21]*(([.C8]/3.7)+(2.51/[.$C$21]/SQRT([.A46]))))+(1/POWER([.A46];1.5)))" office:value-type="float" office:value="1532.21996115205">
            <text:p>1532.2199611521</text:p>
          </table:table-cell>
          <table:table-cell table:style-name="ce14" table:formula="of:=[.A46]-([.B46]/[.C46])" office:value-type="float" office:value="0.011718089297058">
            <text:p>0.0117180893</text:p>
          </table:table-cell>
          <table:table-cell table:style-name="ce14" table:formula="of:=ABS([.A46]-[.D46])*100/[.A46]" office:value-type="float" office:value="47.1136065315635">
            <text:p>47.1136065316</text:p>
          </table:table-cell>
          <table:table-cell table:number-columns-repeated="7"/>
        </table:table-row>
        <table:table-row table:style-name="ro1">
          <table:table-cell table:style-name="ce14" table:formula="of:=[.D46]" office:value-type="float" office:value="0.011718089297058">
            <text:p>0.0117180893</text:p>
          </table:table-cell>
          <table:table-cell table:style-name="ce14" table:formula="of:=((-2)*LOG(([.$C$7]/3.7)+(2.51/[.$C$21]/SQRT([.A47]))))-(1/SQRT([.A47]))" office:value-type="float" office:value="-3.66739095057849">
            <text:p>-3.6673909506</text:p>
          </table:table-cell>
          <table:table-cell table:style-name="ce14" table:formula="of:=(2.51/(POWER([.A47];1.5)*[.$C$21]*(([.C9]/3.7)+(2.51/[.$C$21]/SQRT([.A47]))))+(1/POWER([.A47];1.5)))" office:value-type="float" office:value="788.684481677823">
            <text:p>788.6844816778</text:p>
          </table:table-cell>
          <table:table-cell table:style-name="ce14" table:formula="of:=[.A47]-([.B47]/[.C47])" office:value-type="float" office:value="0.0163680995809888">
            <text:p>0.0163680996</text:p>
          </table:table-cell>
          <table:table-cell table:style-name="ce14" table:formula="of:=ABS([.A47]-[.D47])*100/[.A47]" office:value-type="float" office:value="39.6823250450755">
            <text:p>39.6823250451</text:p>
          </table:table-cell>
          <table:table-cell table:number-columns-repeated="7"/>
        </table:table-row>
        <table:table-row table:style-name="ro1">
          <table:table-cell table:style-name="ce14" table:formula="of:=[.D47]" office:value-type="float" office:value="0.0163680995809888">
            <text:p>0.0163680996</text:p>
          </table:table-cell>
          <table:table-cell table:style-name="ce14" table:formula="of:=((-2)*LOG(([.$C$7]/3.7)+(2.51/[.$C$21]/SQRT([.A48]))))-(1/SQRT([.A48]))" office:value-type="float" office:value="-2.15125418331666">
            <text:p>-2.1512541833</text:p>
          </table:table-cell>
          <table:table-cell table:style-name="ce14" table:formula="of:=(2.51/(POWER([.A48];1.5)*[.$C$21]*(([.C10]/3.7)+(2.51/[.$C$21]/SQRT([.A48]))))+(1/POWER([.A48];1.5)))" office:value-type="float" office:value="538.626593344949">
            <text:p>538.626593345</text:p>
          </table:table-cell>
          <table:table-cell table:style-name="ce14" table:formula="of:=[.A48]-([.B48]/[.C48])" office:value-type="float" office:value="0.0203620616502529">
            <text:p>0.0203620617</text:p>
          </table:table-cell>
          <table:table-cell table:style-name="ce14" table:formula="of:=ABS([.A48]-[.D48])*100/[.A48]" office:value-type="float" office:value="24.4008905829421">
            <text:p>24.4008905829</text:p>
          </table:table-cell>
          <table:table-cell table:number-columns-repeated="7"/>
        </table:table-row>
        <table:table-row table:style-name="ro1">
          <table:table-cell table:style-name="ce14" table:formula="of:=[.D48]" office:value-type="float" office:value="0.0203620616502529">
            <text:p>0.0203620617</text:p>
          </table:table-cell>
          <table:table-cell table:style-name="ce14" table:formula="of:=((-2)*LOG(([.$C$7]/3.7)+(2.51/[.$C$21]/SQRT([.A49]))))-(1/SQRT([.A49]))" office:value-type="float" office:value="-1.28412606297662">
            <text:p>-1.284126063</text:p>
          </table:table-cell>
          <table:table-cell table:style-name="ce14" table:formula="of:=(2.51/(POWER([.A49];1.5)*[.$C$21]*(([.C11]/3.7)+(2.51/[.$C$21]/SQRT([.A49]))))+(1/POWER([.A49];1.5)))" office:value-type="float" office:value="393.117805892855">
            <text:p>393.1178058929</text:p>
          </table:table-cell>
          <table:table-cell table:style-name="ce14" table:formula="of:=[.A49]-([.B49]/[.C49])" office:value-type="float" office:value="0.0236285788207486">
            <text:p>0.0236285788</text:p>
          </table:table-cell>
          <table:table-cell table:style-name="ce14" table:formula="of:=ABS([.A49]-[.D49])*100/[.A49]" office:value-type="float" office:value="16.0421730697154">
            <text:p>16.0421730697</text:p>
          </table:table-cell>
          <table:table-cell table:number-columns-repeated="7"/>
        </table:table-row>
        <table:table-row table:style-name="ro1">
          <table:table-cell table:style-name="ce14" table:formula="of:=[.D49]" office:value-type="float" office:value="0.0236285788207486">
            <text:p>0.0236285788</text:p>
          </table:table-cell>
          <table:table-cell table:style-name="ce14" table:formula="of:=((-2)*LOG(([.$C$7]/3.7)+(2.51/[.$C$21]/SQRT([.A50]))))-(1/SQRT([.A50]))" office:value-type="float" office:value="-0.743088029344353">
            <text:p>-0.7430880293</text:p>
          </table:table-cell>
          <table:table-cell table:style-name="ce14" table:formula="of:=(2.51/(POWER([.A50];1.5)*[.$C$21]*(([.C12]/3.7)+(2.51/[.$C$21]/SQRT([.A50]))))+(1/POWER([.A50];1.5)))" office:value-type="float" office:value="317.645331960226">
            <text:p>317.6453319602</text:p>
          </table:table-cell>
          <table:table-cell table:style-name="ce14" table:formula="of:=[.A50]-([.B50]/[.C50])" office:value-type="float" office:value="0.0259679427420084">
            <text:p>0.0259679427</text:p>
          </table:table-cell>
          <table:table-cell table:style-name="ce14" table:formula="of:=ABS([.A50]-[.D50])*100/[.A50]" office:value-type="float" office:value="9.90056972535983">
            <text:p>9.9005697254</text:p>
          </table:table-cell>
          <table:table-cell table:number-columns-repeated="7"/>
        </table:table-row>
        <table:table-row table:style-name="ro1">
          <table:table-cell table:style-name="ce14" table:formula="of:=[.D50]" office:value-type="float" office:value="0.0259679427420084">
            <text:p>0.0259679427</text:p>
          </table:table-cell>
          <table:table-cell table:style-name="ce14" table:formula="of:=((-2)*LOG(([.$C$7]/3.7)+(2.51/[.$C$21]/SQRT([.A51]))))-(1/SQRT([.A51]))" office:value-type="float" office:value="-0.419237385723643">
            <text:p>-0.4192373857</text:p>
          </table:table-cell>
          <table:table-cell table:style-name="ce14" table:formula="of:=(2.51/(POWER([.A51];1.5)*[.$C$21]*(([.C13]/3.7)+(2.51/[.$C$21]/SQRT([.A51]))))+(1/POWER([.A51];1.5)))" office:value-type="float" office:value="238.97717690576">
            <text:p>238.9771769058</text:p>
          </table:table-cell>
          <table:table-cell table:style-name="ce14" table:formula="of:=[.A51]-([.B51]/[.C51])" office:value-type="float" office:value="0.0277222415882492">
            <text:p>0.0277222416</text:p>
          </table:table-cell>
          <table:table-cell table:style-name="ce14" table:formula="of:=ABS([.A51]-[.D51])*100/[.A51]" office:value-type="float" office:value="6.75563275716408">
            <text:p>6.7556327572</text:p>
          </table:table-cell>
          <table:table-cell table:number-columns-repeated="7"/>
        </table:table-row>
        <table:table-row table:style-name="ro1">
          <table:table-cell table:style-name="ce14" table:formula="of:=[.D51]" office:value-type="float" office:value="0.0277222415882492">
            <text:p>0.0277222416</text:p>
          </table:table-cell>
          <table:table-cell table:style-name="ce14" table:formula="of:=((-2)*LOG(([.$C$7]/3.7)+(2.51/[.$C$21]/SQRT([.A52]))))-(1/SQRT([.A52]))" office:value-type="float" office:value="-0.203403022791777">
            <text:p>-0.2034030228</text:p>
          </table:table-cell>
          <table:table-cell table:style-name="ce14" table:formula="of:=(2.51/(POWER([.A52];1.5)*[.$C$21]*(([.C14]/3.7)+(2.51/[.$C$21]/SQRT([.A52]))))+(1/POWER([.A52];1.5)))" office:value-type="float" office:value="252.72151585952">
            <text:p>252.7215158595</text:p>
          </table:table-cell>
          <table:table-cell table:style-name="ce14" table:formula="of:=[.A52]-([.B52]/[.C52])" office:value-type="float" office:value="0.0285270920264875">
            <text:p>0.028527092</text:p>
          </table:table-cell>
          <table:table-cell table:style-name="ce14" table:formula="of:=ABS([.A52]-[.D52])*100/[.A52]" office:value-type="float" office:value="2.90326608573903">
            <text:p>2.9032660857</text:p>
          </table:table-cell>
          <table:table-cell table:number-columns-repeated="7"/>
        </table:table-row>
        <table:table-row table:style-name="ro1">
          <table:table-cell table:style-name="ce14" table:formula="of:=[.D52]" office:value-type="float" office:value="0.0285270920264875">
            <text:p>0.028527092</text:p>
          </table:table-cell>
          <table:table-cell table:style-name="ce14" table:formula="of:=((-2)*LOG(([.$C$7]/3.7)+(2.51/[.$C$21]/SQRT([.A53]))))-(1/SQRT([.A53]))" office:value-type="float" office:value="-0.111016810205031">
            <text:p>-0.1110168102</text:p>
          </table:table-cell>
          <table:table-cell table:style-name="ce14" table:formula="of:=(2.51/(POWER([.A53];1.5)*[.$C$21]*(([.C15]/3.7)+(2.51/[.$C$21]/SQRT([.A53]))))+(1/POWER([.A53];1.5)))" office:value-type="float" office:value="242.600099240846">
            <text:p>242.6000992408</text:p>
          </table:table-cell>
          <table:table-cell table:style-name="ce14" table:formula="of:=[.A53]-([.B53]/[.C53])" office:value-type="float" office:value="0.0289847044122714">
            <text:p>0.0289847044</text:p>
          </table:table-cell>
          <table:table-cell table:style-name="ce14" table:formula="of:=ABS([.A53]-[.D53])*100/[.A53]" office:value-type="float" office:value="1.60413260965778">
            <text:p>1.6041326097</text:p>
          </table:table-cell>
          <table:table-cell table:number-columns-repeated="7"/>
        </table:table-row>
        <table:table-row table:style-name="ro1">
          <table:table-cell table:style-name="ce14" table:formula="of:=[.D53]" office:value-type="float" office:value="0.0289847044122714">
            <text:p>0.0289847044</text:p>
          </table:table-cell>
          <table:table-cell table:style-name="ce14" table:formula="of:=((-2)*LOG(([.$C$7]/3.7)+(2.51/[.$C$21]/SQRT([.A54]))))-(1/SQRT([.A54]))" office:value-type="float" office:value="-0.0601889410155394">
            <text:p>-0.060188941</text:p>
          </table:table-cell>
          <table:table-cell table:style-name="ce14" table:formula="of:=(2.51/(POWER([.A54];1.5)*[.$C$21]*(([.C17]/3.7)+(2.51/[.$C$21]/SQRT([.A54]))))+(1/POWER([.A54];1.5)))" office:value-type="float" office:value="221.991157300866">
            <text:p>221.9911573009</text:p>
          </table:table-cell>
          <table:table-cell table:style-name="ce14" table:formula="of:=[.A54]-([.B54]/[.C54])" office:value-type="float" office:value="0.0292558365679274">
            <text:p>0.0292558366</text:p>
          </table:table-cell>
          <table:table-cell table:style-name="ce14" table:formula="of:=ABS([.A54]-[.D54])*100/[.A54]" office:value-type="float" office:value="0.93543184639532">
            <text:p>0.9354318464</text:p>
          </table:table-cell>
          <table:table-cell table:number-columns-repeated="7"/>
        </table:table-row>
        <table:table-row table:style-name="ro1">
          <table:table-cell table:style-name="ce14" table:formula="of:=[.D54]" office:value-type="float" office:value="0.0292558365679274">
            <text:p>0.0292558366</text:p>
          </table:table-cell>
          <table:table-cell table:style-name="ce14" table:formula="of:=((-2)*LOG(([.$C$7]/3.7)+(2.51/[.$C$21]/SQRT([.A55]))))-(1/SQRT([.A55]))" office:value-type="float" office:value="-0.0306299183833367">
            <text:p>-0.0306299184</text:p>
          </table:table-cell>
          <table:table-cell table:style-name="ce14" table:formula="of:=(2.51/(POWER([.A55];1.5)*[.$C$21]*(([.C18]/3.7)+(2.51/[.$C$21]/SQRT([.A55]))))+(1/POWER([.A55];1.5)))" office:value-type="float" office:value="234.020660138156">
            <text:p>234.0206601382</text:p>
          </table:table-cell>
          <table:table-cell table:style-name="ce14" table:formula="of:=[.A55]-([.B55]/[.C55])" office:value-type="float" office:value="0.0293867220989965">
            <text:p>0.0293867221</text:p>
          </table:table-cell>
          <table:table-cell table:style-name="ce14" table:formula="of:=ABS([.A55]-[.D55])*100/[.A55]" office:value-type="float" office:value="0.447382630010458">
            <text:p>0.44738263</text:p>
          </table:table-cell>
          <table:table-cell table:number-columns-repeated="7"/>
        </table:table-row>
        <table:table-row table:style-name="ro1">
          <table:table-cell table:style-name="ce14" table:formula="of:=[.D55]" office:value-type="float" office:value="0.0293867220989965">
            <text:p>0.0293867221</text:p>
          </table:table-cell>
          <table:table-cell table:style-name="ce14" table:formula="of:=((-2)*LOG(([.$C$7]/3.7)+(2.51/[.$C$21]/SQRT([.A56]))))-(1/SQRT([.A56]))" office:value-type="float" office:value="-0.0165051986471756">
            <text:p>-0.0165051986</text:p>
          </table:table-cell>
          <table:table-cell table:style-name="ce14" table:formula="of:=(2.51/(POWER([.A56];1.5)*[.$C$21]*(([.C19]/3.7)+(2.51/[.$C$21]/SQRT([.A56]))))+(1/POWER([.A56];1.5)))" office:value-type="float" office:value="198.527078450523">
            <text:p>198.5270784505</text:p>
          </table:table-cell>
          <table:table-cell table:style-name="ce14" table:formula="of:=[.A56]-([.B56]/[.C56])" office:value-type="float" office:value="0.0294698603730093">
            <text:p>0.0294698604</text:p>
          </table:table-cell>
          <table:table-cell table:style-name="ce14" table:formula="of:=ABS([.A56]-[.D56])*100/[.A56]" office:value-type="float" office:value="0.282911015841459">
            <text:p>0.2829110158</text:p>
          </table:table-cell>
          <table:table-cell table:number-columns-repeated="7"/>
        </table:table-row>
        <table:table-row table:style-name="ro1">
          <table:table-cell table:style-name="ce14" table:formula="of:=[.D56]" office:value-type="float" office:value="0.0294698603730093">
            <text:p>0.0294698604</text:p>
          </table:table-cell>
          <table:table-cell table:style-name="ce14" table:formula="of:=((-2)*LOG(([.$C$7]/3.7)+(2.51/[.$C$21]/SQRT([.A57]))))-(1/SQRT([.A57]))" office:value-type="float" office:value="-0.00758140400571783">
            <text:p>-0.007581404</text:p>
          </table:table-cell>
          <table:table-cell table:style-name="ce14" table:formula="of:=(2.51/(POWER([.A57];1.5)*[.$C$21]*(([.C20]/3.7)+(2.51/[.$C$21]/SQRT([.A57]))))+(1/POWER([.A57];1.5)))" office:value-type="float" office:value="231.599387444286">
            <text:p>231.5993874443</text:p>
          </table:table-cell>
          <table:table-cell table:style-name="ce14" table:formula="of:=[.A57]-([.B57]/[.C57])" office:value-type="float" office:value="0.029502595364623">
            <text:p>0.0295025954</text:p>
          </table:table-cell>
          <table:table-cell table:style-name="ce14" table:formula="of:=ABS([.A57]-[.D57])*100/[.A57]" office:value-type="float" office:value="0.111079561285073">
            <text:p>0.1110795613</text:p>
          </table:table-cell>
          <table:table-cell table:number-columns-repeated="7"/>
        </table:table-row>
        <table:table-row table:style-name="ro1">
          <table:table-cell table:style-name="ce14" table:formula="of:=[.D57]" office:value-type="float" office:value="0.029502595364623">
            <text:p>0.0295025954</text:p>
          </table:table-cell>
          <table:table-cell table:style-name="ce14" table:formula="of:=((-2)*LOG(([.$C$7]/3.7)+(2.51/[.$C$21]/SQRT([.A58]))))-(1/SQRT([.A58]))" office:value-type="float" office:value="-0.00407794016532037">
            <text:p>-0.0040779402</text:p>
          </table:table-cell>
          <table:table-cell table:style-name="ce14" table:formula="of:=(2.51/(POWER([.A58];1.5)*[.$C$21]*(([.C21]/3.7)+(2.51/[.$C$21]/SQRT([.A58]))))+(1/POWER([.A58];1.5)))" office:value-type="float" office:value="197.337523991872">
            <text:p>197.3375239919</text:p>
          </table:table-cell>
          <table:table-cell table:style-name="ce14" table:formula="of:=[.A58]-([.B58]/[.C58])" office:value-type="float" office:value="0.0295232601631004">
            <text:p>0.0295232602</text:p>
          </table:table-cell>
          <table:table-cell table:style-name="ce14" table:formula="of:=ABS([.A58]-[.D58])*100/[.A58]" office:value-type="float" office:value="0.0700440019666029">
            <text:p>0.070044002</text:p>
          </table:table-cell>
          <table:table-cell table:number-columns-repeated="7"/>
        </table:table-row>
        <table:table-row table:style-name="ro1">
          <table:table-cell table:style-name="ce14" table:formula="of:=[.D58]" office:value-type="float" office:value="0.0295232601631004">
            <text:p>0.0295232602</text:p>
          </table:table-cell>
          <table:table-cell table:style-name="ce14" table:formula="of:=((-2)*LOG(([.$C$7]/3.7)+(2.51/[.$C$21]/SQRT([.A59]))))-(1/SQRT([.A59]))" office:value-type="float" office:value="-0.00186924667913235">
            <text:p>-0.0018692467</text:p>
          </table:table-cell>
          <table:table-cell table:style-name="ce14" table:formula="of:=(2.51/(POWER([.A59];1.5)*[.$C$21]*(([.C22]/3.7)+(2.51/[.$C$21]/SQRT([.A59]))))+(1/POWER([.A59];1.5)))" office:value-type="float" office:value="231.001964616394">
            <text:p>231.0019646164</text:p>
          </table:table-cell>
          <table:table-cell table:style-name="ce23" table:formula="of:=[.A59]-([.B59]/[.C59])" office:value-type="float" office:value="0.029531352071246">
            <text:p>0.0295313521</text:p>
          </table:table-cell>
          <table:table-cell table:style-name="ce14" table:formula="of:=ABS([.A59]-[.D59])*100/[.A59]" office:value-type="float" office:value="0.0274085859790297">
            <text:p>0.027408586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7"/>
        </table:table-row>
        <table:table-row table:style-name="ro4">
          <table:table-cell office:value-type="string">
            <text:p>Friction factor</text:p>
          </table:table-cell>
          <table:table-cell office:value-type="string">
            <text:p>f<text:span text:style-name="T2">D</text:span></text:p>
          </table:table-cell>
          <table:table-cell table:style-name="ce5" table:formula="of:=[.D59]" office:value-type="float" office:value="0.029531352071246">
            <text:p>0.0295313521</text:p>
          </table:table-cell>
          <table:table-cell office:value-type="string">
            <text:p>-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Pressure drop</text:p>
          </table:table-cell>
          <table:table-cell office:value-type="string">
            <text:p>ΔP</text:p>
          </table:table-cell>
          <table:table-cell table:style-name="ce5" table:formula="of:=[.C62]*[.C9]*[.C19]*[.C19]*[.C13]/2/[.C5]" office:value-type="float" office:value="74.4397922139451">
            <text:p>74.4397922139</text:p>
          </table:table-cell>
          <table:table-cell office:value-type="string">
            <text:p>Pa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5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Head of air</text:p>
          </table:table-cell>
          <table:table-cell table:style-name="Default" office:value-type="string">
            <text:p>h</text:p>
          </table:table-cell>
          <table:table-cell table:style-name="ce5" table:formula="of:=[.C64]/[.C9]/9.81" office:value-type="float" office:value="7.51302391113787">
            <text:p>7.5130239111</text:p>
          </table:table-cell>
          <table:table-cell office:value-type="string">
            <text:p>m of air</text:p>
          </table:table-cell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7"/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utput" table:style-name="ta1" table:print="false"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2" table:default-cell-style-name="ce2"/>
        <table:table-column table:style-name="co2" table:number-columns-repeated="15" table:default-cell-style-name="Default"/>
        <table:table-row table:style-name="ro1">
          <table:table-cell table:style-name="ce1" office:value-type="string">
            <text:p>Output</text:p>
          </table:table-cell>
          <table:table-cell table:number-columns-repeated="18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table:style-name="ce25" office:value-type="string">
            <text:p>Type of flow </text:p>
          </table:table-cell>
          <table:table-cell office:value-type="string">
            <text:p>-</text:p>
          </table:table-cell>
          <table:table-cell table:style-name="ce27" table:formula="of:=[Calculation.C23]" office:value-type="string" office:string-value="Turblent">
            <text:p>Turblent</text:p>
          </table:table-cell>
          <table:table-cell office:value-type="string">
            <text:p>-</text:p>
          </table:table-cell>
          <table:table-cell table:number-columns-repeated="15"/>
        </table:table-row>
        <table:table-row table:style-name="ro1">
          <table:table-cell table:style-name="ce25"/>
          <table:table-cell/>
          <table:table-cell table:style-name="ce18"/>
          <table:table-cell table:number-columns-repeated="16"/>
        </table:table-row>
        <table:table-row table:style-name="ro1">
          <table:table-cell table:style-name="ce26"/>
          <table:table-cell table:style-name="ce10"/>
          <table:table-cell table:style-name="ce19"/>
          <table:table-cell table:style-name="ce10"/>
          <table:table-cell table:style-name="ce28" table:number-columns-repeated="15"/>
        </table:table-row>
        <table:table-row table:style-name="ro1">
          <table:table-cell table:style-name="ce25"/>
          <table:table-cell/>
          <table:table-cell table:style-name="ce18"/>
          <table:table-cell table:number-columns-repeated="16"/>
        </table:table-row>
        <table:table-row table:style-name="ro1">
          <table:table-cell table:style-name="ce25"/>
          <table:table-cell/>
          <table:table-cell table:style-name="ce9" office:value-type="string">
            <text:p>Churchil equation</text:p>
          </table:table-cell>
          <table:table-cell table:number-columns-repeated="16"/>
        </table:table-row>
        <table:table-row table:style-name="ro1">
          <table:table-cell table:style-name="ce25"/>
          <table:table-cell/>
          <table:table-cell table:style-name="ce18"/>
          <table:table-cell table:number-columns-repeated="16"/>
        </table:table-row>
        <table:table-row table:style-name="ro1">
          <table:table-cell office:value-type="string">
            <text:p>Pressure drop</text:p>
          </table:table-cell>
          <table:table-cell table:formula="of:=[Calculation.B31]" office:value-type="string" office:string-value="ΔP">
            <text:p>ΔP</text:p>
          </table:table-cell>
          <table:table-cell table:style-name="ce5" table:formula="of:=[Calculation.C31]" office:value-type="float" office:value="75.2933490258192">
            <text:p>75.2933490258</text:p>
          </table:table-cell>
          <table:table-cell table:formula="of:=[Calculation.D31]" office:value-type="string" office:string-value="Pa">
            <text:p>Pa</text:p>
          </table:table-cell>
          <table:table-cell table:number-columns-repeated="15"/>
        </table:table-row>
        <table:table-row table:style-name="ro1">
          <table:table-cell office:value-type="string">
            <text:p>Head of air</text:p>
          </table:table-cell>
          <table:table-cell table:formula="of:=[Calculation.B33]" office:value-type="string" office:string-value="h">
            <text:p>h</text:p>
          </table:table-cell>
          <table:table-cell table:style-name="ce5" table:formula="of:=[Calculation.C33]" office:value-type="float" office:value="7.59917128670675">
            <text:p>7.5991712867</text:p>
          </table:table-cell>
          <table:table-cell table:formula="of:=[Calculation.D33]" office:value-type="string" office:string-value="m of air">
            <text:p>m of air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style-name="ce10" table:number-columns-repeated="4"/>
          <table:table-cell table:style-name="ce28" table:number-columns-repeated="15"/>
        </table:table-row>
        <table:table-row table:style-name="ro1">
          <table:table-cell table:number-columns-repeated="19"/>
        </table:table-row>
        <table:table-row table:style-name="ro9">
          <table:table-cell table:number-columns-repeated="2"/>
          <table:table-cell table:style-name="ce22" office:value-type="string">
            <text:p>Newton Raphson method(colebrook equation)</text:p>
          </table:table-cell>
          <table:table-cell table:number-columns-repeated="16"/>
        </table:table-row>
        <table:table-row table:style-name="ro1">
          <table:table-cell office:value-type="string">
            <text:p>Pressure drop</text:p>
          </table:table-cell>
          <table:table-cell table:formula="of:=[Calculation.B64]" office:value-type="string" office:string-value="ΔP">
            <text:p>ΔP</text:p>
          </table:table-cell>
          <table:table-cell/>
          <table:table-cell table:formula="of:=[Calculation.D64]" office:value-type="string" office:string-value="Pa">
            <text:p>Pa</text:p>
          </table:table-cell>
          <table:table-cell table:number-columns-repeated="15"/>
        </table:table-row>
        <table:table-row table:style-name="ro1">
          <table:table-cell table:formula="of:=[Calculation.A66]" office:value-type="string" office:string-value="Head of air">
            <text:p>Head of air</text:p>
          </table:table-cell>
          <table:table-cell table:formula="of:=[Calculation.B66]" office:value-type="string" office:string-value="h">
            <text:p>h</text:p>
          </table:table-cell>
          <table:table-cell table:style-name="ce5" table:formula="of:=[Calculation.C64]" office:value-type="float" office:value="74.4397922139451">
            <text:p>74.4397922139</text:p>
          </table:table-cell>
          <table:table-cell table:formula="of:=[Calculation.D66]" office:value-type="string" office:string-value="m of air">
            <text:p>m of air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5" table:formula="of:=[Calculation.C66]" office:value-type="float" office:value="7.51302391113787">
            <text:p>7.5130239111</text:p>
          </table:table-cell>
          <table:table-cell table:number-columns-repeated="16"/>
        </table:table-row>
        <table:table-row table:style-name="ro1" table:number-rows-repeated="1048558">
          <table:table-cell table:number-columns-repeated="19"/>
        </table:table-row>
        <table:table-row table:style-name="ro1">
          <table:table-cell table:number-columns-repeated="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scientific-number number:decimal-places="0" number:min-integer-digits="1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1/16/2019</text:date>, <text:time>08:2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rthi vasan</meta:initial-creator>
    <meta:creation-date>2018-12-29T22:41:45.90</meta:creation-date>
    <dc:date>2019-01-16T08:29:37.33</dc:date>
    <dc:creator>Keerthi vasan</dc:creator>
    <meta:editing-duration>PT4H21M7S</meta:editing-duration>
    <meta:editing-cycles>28</meta:editing-cycles>
    <meta:generator>OpenOffice/4.1.6$Win32 OpenOffice.org_project/416m1$Build-9790</meta:generator>
    <meta:document-statistic meta:table-count="4" meta:cell-count="220" meta:object-count="4"/>
  </office:meta>
</office:document-meta>
</file>

<file path=Object 1/content.xml><?xml version="1.0" encoding="utf-8"?>
<math xmlns="http://www.w3.org/1998/Math/MathML">
  <semantics>
    <mrow>
      <mrow>
        <mfenced open="[" close="]">
          <mrow>
            <mrow>
              <mo stretchy="false">−</mo>
              <mn>2log</mn>
            </mrow>
            <mrow>
              <mo stretchy="false">(</mo>
              <mrow>
                <mrow>
                  <mfrac>
                    <mrow>
                      <mrow>
                        <mi>ε</mi>
                        <mo stretchy="false">/</mo>
                        <mi>D</mi>
                      </mrow>
                    </mrow>
                    <mrow>
                      <mn>3.7</mn>
                    </mrow>
                  </mfrac>
                  <mo stretchy="false">+</mo>
                  <mfrac>
                    <mrow>
                      <mn>2.51</mn>
                    </mrow>
                    <mrow>
                      <mi>R</mi>
                      <mi>e</mi>
                      <msqrt>
                        <mrow>
                          <msub>
                            <mi>f</mi>
                            <mrow>
                              <mi>D</mi>
                            </mrow>
                          </msub>
                        </mrow>
                      </msqrt>
                    </mrow>
                  </mfrac>
                </mrow>
              </mrow>
              <mo stretchy="false">)</mo>
            </mrow>
          </mrow>
        </mfenced>
        <mo stretchy="false">−</mo>
        <mfrac>
          <mrow>
            <mn>1</mn>
          </mrow>
          <mrow>
            <msqrt>
              <mrow>
                <msub>
                  <mi>f</mi>
                  <mrow>
                    <mi>D</mi>
                  </mrow>
                </msub>
              </mrow>
            </msqrt>
          </mrow>
        </mfrac>
      </mrow>
    </mrow>
    <annotation encoding="StarMath 5.0">left [ -2log({ε/D
} over {3.7} + {2.51} over {R e sqrt{f_{D}
} })  right ] - {1} over {sqrt{f_{D}} }  </annotation>
  </semantics>
</math>
</file>

<file path=Object 2/content.xml><?xml version="1.0" encoding="utf-8"?>
<math xmlns="http://www.w3.org/1998/Math/MathML">
  <semantics>
    <mrow>
      <mfenced open="[" close="]">
        <mrow>
          <mrow>
            <mfrac>
              <mrow>
                <mn>2.51</mn>
              </mrow>
              <mrow>
                <mi>R</mi>
                <mi>e</mi>
                <msubsup>
                  <mi>f</mi>
                  <mrow>
                    <mi>D</mi>
                  </mrow>
                  <mrow>
                    <mrow>
                      <mn>3</mn>
                      <mo stretchy="false">/</mo>
                      <mn>2</mn>
                    </mrow>
                  </mrow>
                </msubsup>
                <mrow>
                  <mo stretchy="false">(</mo>
                  <mrow>
                    <mrow>
                      <mfrac>
                        <mrow>
                          <mrow>
                            <mi>ε</mi>
                            <mo stretchy="false">/</mo>
                            <mi>D</mi>
                          </mrow>
                        </mrow>
                        <mrow>
                          <mn>3.7</mn>
                        </mrow>
                      </mfrac>
                      <mo stretchy="false">+</mo>
                      <mfrac>
                        <mrow>
                          <mn>2.51</mn>
                        </mrow>
                        <mrow>
                          <mi>R</mi>
                          <mi>e</mi>
                          <msqrt>
                            <mrow>
                              <msub>
                                <mi>f</mi>
                                <mrow>
                                  <mi>D</mi>
                                </mrow>
                              </msub>
                            </mrow>
                          </msqrt>
                        </mrow>
                      </mfrac>
                    </mrow>
                  </mrow>
                  <mo stretchy="false">)</mo>
                </mrow>
              </mrow>
            </mfrac>
            <mo stretchy="false">+</mo>
            <mfrac>
              <mrow>
                <mn>1</mn>
              </mrow>
              <mrow>
                <msubsup>
                  <mi>f</mi>
                  <mrow>
                    <mi>D</mi>
                  </mrow>
                  <mrow>
                    <mrow>
                      <mn>3</mn>
                      <mo stretchy="false">/</mo>
                      <mn>2</mn>
                    </mrow>
                  </mrow>
                </msubsup>
              </mrow>
            </mfrac>
          </mrow>
        </mrow>
      </mfenced>
    </mrow>
    <annotation encoding="StarMath 5.0">left [ {2.51} over {R e f_{D}^{3 / 2 } ({ε/D
} over {3.7} + {2.51} over {R e sqrt{f_{D}
} }) } +{1} over {f_{D}^{3 / 2 } }  right ]</annotation>
  </semantics>
</math>
</file>

<file path=Object 3/content.xml><?xml version="1.0" encoding="utf-8"?>
<math xmlns="http://www.w3.org/1998/Math/MathML">
  <semantics>
    <mrow>
      <mrow>
        <mrow>
          <mfenced open="[" close="]">
            <mrow>
              <mrow>
                <mo stretchy="false">−</mo>
                <mn>2log</mn>
              </mrow>
              <mrow>
                <mo stretchy="false">(</mo>
                <mrow>
                  <mrow>
                    <mfrac>
                      <mrow>
                        <mrow>
                          <mi>ε</mi>
                          <mo stretchy="false">/</mo>
                          <mi>D</mi>
                        </mrow>
                      </mrow>
                      <mrow>
                        <mn>3.7</mn>
                      </mrow>
                    </mfrac>
                    <mo stretchy="false">+</mo>
                    <mfrac>
                      <mrow>
                        <mn>2.51</mn>
                      </mrow>
                      <mrow>
                        <mi>R</mi>
                        <mi>e</mi>
                        <msqrt>
                          <mrow>
                            <msub>
                              <mi>f</mi>
                              <mrow>
                                <mi>D</mi>
                              </mrow>
                            </msub>
                          </mrow>
                        </msqrt>
                      </mrow>
                    </mfrac>
                  </mrow>
                </mrow>
                <mo stretchy="false">)</mo>
              </mrow>
            </mrow>
          </mfenced>
          <mo stretchy="false">−</mo>
          <mfrac>
            <mrow>
              <mn>1</mn>
            </mrow>
            <mrow>
              <msqrt>
                <mrow>
                  <msub>
                    <mi>f</mi>
                    <mrow>
                      <mi>D</mi>
                    </mrow>
                  </msub>
                </mrow>
              </msqrt>
            </mrow>
          </mfrac>
        </mrow>
        <mo stretchy="false">=</mo>
        <mn>0</mn>
      </mrow>
    </mrow>
    <annotation encoding="StarMath 5.0">left [ -2log({ε/D
} over {3.7} + {2.51} over {R e sqrt{f_{D}
} })  right ] - {1} over {sqrt{f_{D}} }  =0</annotation>
  </semantics>
</math>
</file>

<file path=Object 4/content.xml><?xml version="1.0" encoding="utf-8"?>
<math xmlns="http://www.w3.org/1998/Math/MathML">
  <semantics>
    <mrow>
      <mrow>
        <mfenced open="[" close="]">
          <mrow>
            <mrow>
              <mfrac>
                <mrow>
                  <mn>2.51</mn>
                </mrow>
                <mrow>
                  <mi>R</mi>
                  <mi>e</mi>
                  <msubsup>
                    <mi>f</mi>
                    <mrow>
                      <mi>D</mi>
                    </mrow>
                    <mrow>
                      <mrow>
                        <mn>3</mn>
                        <mo stretchy="false">/</mo>
                        <mn>2</mn>
                      </mrow>
                    </mrow>
                  </msubsup>
                  <mrow>
                    <mo stretchy="false">(</mo>
                    <mrow>
                      <mrow>
                        <mfrac>
                          <mrow>
                            <mrow>
                              <mi>ε</mi>
                              <mo stretchy="false">/</mo>
                              <mi>D</mi>
                            </mrow>
                          </mrow>
                          <mrow>
                            <mn>3.7</mn>
                          </mrow>
                        </mfrac>
                        <mo stretchy="false">+</mo>
                        <mfrac>
                          <mrow>
                            <mn>2.51</mn>
                          </mrow>
                          <mrow>
                            <mi>R</mi>
                            <mi>e</mi>
                            <msqrt>
                              <mrow>
                                <msub>
                                  <mi>f</mi>
                                  <mrow>
                                    <mi>D</mi>
                                  </mrow>
                                </msub>
                              </mrow>
                            </msqrt>
                          </mrow>
                        </mfrac>
                      </mrow>
                    </mrow>
                    <mo stretchy="false">)</mo>
                  </mrow>
                </mrow>
              </mfrac>
              <mo stretchy="false">+</mo>
              <mfrac>
                <mrow>
                  <mn>1</mn>
                </mrow>
                <mrow>
                  <msubsup>
                    <mi>f</mi>
                    <mrow>
                      <mi>D</mi>
                    </mrow>
                    <mrow>
                      <mrow>
                        <mn>3</mn>
                        <mo stretchy="false">/</mo>
                        <mn>2</mn>
                      </mrow>
                    </mrow>
                  </msubsup>
                </mrow>
              </mfrac>
            </mrow>
          </mrow>
        </mfenced>
        <mo stretchy="false">=</mo>
        <mn>0</mn>
      </mrow>
    </mrow>
    <annotation encoding="StarMath 5.0">left [ {2.51} over {R e f_{D}^{3 / 2 } ({ε/D
} over {3.7} + {2.51} over {R e sqrt{f_{D}
} }) } +{1} over {f_{D}^{3 / 2 } }  right ] =0</annotation>
  </semantics>
</math>
</file>